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2cm" svg:stroke-color="#228b22" draw:stroke-linejoin="round" svg:stroke-linecap="round" draw:fill="none" fo:padding-top="0.026cm" fo:padding-bottom="0.026cm" fo:padding-left="0.026cm" fo:padding-right="0.026cm"/>
    </style:style>
    <style:style style:name="gr2" style:family="graphic" style:parent-style-name="standard">
      <style:graphic-properties draw:stroke="dash" draw:stroke-dash="stroke-dash7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5" style:family="graphic" style:parent-style-name="objectwithoutfill">
      <style:graphic-properties svg:stroke-color="#3465a4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24pt" style:font-size-complex="24pt"/>
    </style:style>
    <style:style style:name="T1" style:family="text">
      <style:text-properties fo:color="#000000" style:font-name="Helvetica" fo:font-size="12pt" style:font-size-asian="12pt" style:font-name-complex="Helvetica" style:font-size-complex="12pt"/>
    </style:style>
    <style:style style:name="T2" style:family="text">
      <style:text-properties fo:color="#000000" style:font-name="Helvetica" fo:font-size="8pt" style:font-size-asian="8pt" style:font-name-complex="Helvetica" style:font-size-complex="8pt"/>
    </style:style>
    <style:style style:name="T3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3.935cm" svg:height="8.414cm" svg:x="10.946cm" svg:y="4.261cm" svg:viewBox="0 0 3936 8415" draw:points="0,8415 2623,8415 2623,4110 1550,4110 1550,2838 1955,2838 1955,1566 1550,1566 1550,0 3936,0">
          <text:p/>
        </draw:polyline>
        <draw:polyline draw:style-name="gr1" draw:text-style-name="P1" draw:layer="layout" svg:width="2.385cm" svg:height="8.414cm" svg:x="9.634cm" svg:y="4.261cm" svg:viewBox="0 0 2386 8415" draw:points="0,0 2386,0 2386,1566 1980,1566 1980,2838 2386,2838 2386,4110 1313,4110 1313,8415">
          <text:p/>
        </draw:polyline>
        <draw:line draw:style-name="gr2" draw:text-style-name="P1" draw:layer="layout" svg:x1="11.613cm" svg:y1="6.433cm" svg:x2="12.901cm" svg:y2="6.433cm">
          <text:p/>
        </draw:line>
        <draw:frame draw:style-name="gr3" draw:text-style-name="P3" draw:layer="layout" svg:width="0.422cm" svg:height="0.607cm" svg:x="11.975cm" svg:y="9.885cm">
          <draw:text-box>
            <text:p text:style-name="P2"><text:span text:style-name="T1">p</text:span></text:p>
          </draw:text-box>
        </draw:frame>
        <draw:frame draw:style-name="gr4" draw:text-style-name="P4" draw:layer="layout" svg:width="0.332cm" svg:height="0.407cm" svg:x="12.211cm" svg:y="10.125cm">
          <draw:text-box>
            <text:p text:style-name="P2"><text:span text:style-name="T2">ref</text:span></text:p>
          </draw:text-box>
        </draw:frame>
        <draw:line draw:style-name="gr5" draw:text-style-name="P5" draw:layer="layout" svg:x1="10.88cm" svg:y1="5.078cm" svg:x2="11.884cm" svg:y2="5.078cm">
          <text:p/>
        </draw:line>
        <draw:line draw:style-name="gr5" draw:text-style-name="P5" draw:layer="layout" svg:x1="10.88cm" svg:y1="7.678cm" svg:x2="11.884cm" svg:y2="7.678cm">
          <text:p/>
        </draw:line>
        <draw:frame draw:style-name="gr6" draw:text-style-name="P6" draw:layer="layout" svg:width="1.086cm" svg:height="0.771cm" svg:x="9.689cm" svg:y="4.772cm">
          <draw:text-box>
            <text:p><text:span text:style-name="T3">inlet</text:span></text:p>
            <text:p><text:span text:style-name="T3">tubing</text:span></text:p>
          </draw:text-box>
        </draw:frame>
        <draw:frame draw:style-name="gr6" draw:text-style-name="P6" draw:layer="layout" svg:width="1.564cm" svg:height="0.771cm" svg:x="9.289cm" svg:y="7.272cm">
          <draw:text-box>
            <text:p><text:span text:style-name="T3">reference</text:span></text:p>
            <text:p><text:span text:style-name="T3">tubing</text:span></text:p>
          </draw:text-box>
        </draw:frame>
        <draw:frame draw:style-name="gr6" draw:text-style-name="P6" draw:layer="layout" svg:width="1.598cm" svg:height="0.771cm" svg:x="9.489cm" svg:y="5.972cm">
          <draw:text-box>
            <text:p><text:span text:style-name="T3">diaphram</text:span></text:p>
            <text:p><text:span text:style-name="T3">sensor</text:span></text:p>
          </draw:text-box>
        </draw:frame>
        <draw:frame draw:style-name="gr6" draw:text-style-name="P6" draw:layer="layout" svg:width="1.564cm" svg:height="0.771cm" svg:x="9.088cm" svg:y="9.972cm">
          <draw:text-box>
            <text:p><text:span text:style-name="T3">reference</text:span></text:p>
            <text:p><text:span text:style-name="T3">chamber</text:span></text:p>
          </draw:text-box>
        </draw:frame>
        <draw:frame draw:style-name="gr6" draw:text-style-name="P6" draw:layer="layout" svg:width="1.543cm" svg:height="0.386cm" svg:x="12.459cm" svg:y="3.663cm">
          <draw:text-box>
            <text:p><text:span text:style-name="T3">inlet p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stroke-dash7" draw:style="rect" draw:dots1="1" draw:distance="0.08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cm" fo:margin-bottom="1cm" fo:margin-left="1cm" fo:margin-right="1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02T15:47:58.904949392</dc:date>
    <dc:creator>Al Cooper</dc:creator>
    <meta:editing-duration>P3DT8H25M4S</meta:editing-duration>
    <meta:editing-cycles>1</meta:editing-cycles>
    <meta:document-statistic meta:object-count="12"/>
    <meta:generator>LibreOffice/5.3.7.1$Linux_X86_64 LibreOffice_project/30$Build-1</meta:generator>
  </office:meta>
</office:document-meta>
</file>